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 style:master-page-name="">
      <style:table-properties style:width="17.145cm" fo:margin-left="-0.326cm" fo:margin-top="0cm" fo:margin-bottom="0cm" style:page-number="auto" fo:break-before="auto" fo:break-after="auto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A2" style:family="table-cell">
      <style:table-cell-properties style:vertical-align="" fo:padding-left="0.199cm" fo:padding-right="0.191cm" fo:padding-top="0cm" fo:padding-bottom="0cm" fo:border="0.5pt solid #000000"/>
    </style:style>
    <style:style style:name="Table2" style:family="table">
      <style:table-properties style:width="14.605cm" fo:margin-left="1.349cm" table:align="left" style:writing-mode="lr-tb"/>
    </style:style>
    <style:style style:name="Table2.A" style:family="table-column">
      <style:table-column-properties style:column-width="8.811cm"/>
    </style:style>
    <style:style style:name="Table2.B" style:family="table-column">
      <style:table-column-properties style:column-width="5.79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P7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officeooo:rsid="001864f4" officeooo:paragraph-rsid="001864f4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P14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  <style:text-properties style:font-name="Liberation Serif"/>
    </style:style>
    <style:style style:name="P15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style:font-name="Liberation Serif" fo:background-color="#ff0000"/>
    </style:style>
    <style:style style:name="P16" style:family="paragraph" style:parent-style-name="Standard">
      <style:text-properties style:font-name="Liberation Serif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Liberation Serif" fo:font-size="11pt" fo:font-weight="bold" officeooo:rsid="001864f4" officeooo:paragraph-rsid="001864f4" style:font-name-asian="Calibri1" style:font-size-asian="11pt" style:font-weight-asian="bold" style:font-name-complex="Calibri1" style:font-size-complex="1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Liberation Serif" fo:font-size="11pt" fo:font-weight="bold" style:font-name-asian="Calibri1" style:font-size-asian="11pt" style:font-weight-asian="bold" style:font-name-complex="Calibri1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Liberation Serif" fo:font-size="11pt" fo:font-weight="bold" officeooo:paragraph-rsid="001864f4" style:font-name-asian="Calibri1" style:font-size-asian="11pt" style:font-weight-asian="bold" style:font-name-complex="Calibri1" style:font-size-complex="11pt"/>
    </style:style>
    <style:style style:name="P20" style:family="paragraph" style:parent-style-name="Standard" style:list-style-name="L1">
      <loext:graphic-properties draw:fill="none" draw:fill-gradient-name="gradient" draw:fill-hatch-name="hatch"/>
      <style:paragraph-properties fo:margin-left="1.109cm" fo:margin-right="1.109cm" fo:margin-top="0cm" fo:margin-bottom="0cm" style:contextual-spacing="false" fo:line-height="150%" fo:text-align="start" style:justify-single-word="false" fo:orphans="2" fo:widows="2" fo:text-indent="-0.635cm" style:auto-text-indent="false" fo:background-color="transparent" style:writing-mode="lr-tb">
        <style:tab-stops>
          <style:tab-stop style:position="1.111cm"/>
        </style:tab-stops>
      </style:paragraph-properties>
      <style:text-properties style:font-name="Liberation Serif" fo:font-size="11pt" fo:font-weight="bold" style:font-name-asian="Calibri1" style:font-size-asian="11pt" style:font-weight-asian="bold" style:font-name-complex="Calibri1" style:font-size-complex="1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Liberation Serif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1864f4" officeooo:paragraph-rsid="001864f4" style:font-size-asian="10.5pt" style:font-size-complex="12pt"/>
    </style:style>
    <style:style style:name="P23" style:family="paragraph" style:parent-style-name="Standard" style:list-style-name="L4">
      <style:paragraph-properties fo:text-align="justify" style:justify-single-word="false"/>
      <style:text-properties style:font-name="Liberation Serif" fo:font-size="12pt" officeooo:rsid="001864f4" officeooo:paragraph-rsid="001864f4" style:font-size-asian="10.5pt" style:font-size-complex="12pt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Table_20_Contents" style:list-style-name="L3">
      <style:text-properties style:font-name="Liberation Serif" fo:font-size="12pt" officeooo:paragraph-rsid="0019a153" style:font-size-asian="10.5pt" style:font-size-complex="12pt"/>
    </style:style>
    <style:style style:name="P26" style:family="paragraph" style:parent-style-name="Table_20_Contents" style:list-style-name="L2">
      <style:text-properties style:font-name="Liberation Serif" fo:font-size="12pt" style:font-size-asian="10.5pt" style:font-size-complex="12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1864f4" style:font-size-asian="12pt" style:font-weight-asian="bold" style:font-size-complex="12pt"/>
    </style:style>
    <style:style style:name="T4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1864f4" style:font-size-asian="11pt" style:font-weight-asian="bold" style:font-size-complex="11pt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NAMA MATA KULIAH</text:p>
          </table:table-cell>
          <table:table-cell table:style-name="Table1.A1" office:value-type="string">
            <text:p text:style-name="P17">KOMUNIKASI DATA</text:p>
          </table:table-cell>
          <table:table-cell table:style-name="Table1.C1" office:value-type="string">
            <text:p text:style-name="P18">CAPAIAN PEMBELAJARAN MATA KULIAH</text:p>
          </table:table-cell>
        </table:table-row>
        <table:table-row table:style-name="Table1.1">
          <table:table-cell table:style-name="Table1.A2" office:value-type="string">
            <text:p text:style-name="P18">KODE MATA KULIAH</text:p>
          </table:table-cell>
          <table:table-cell table:style-name="Table1.A2" office:value-type="string">
            <text:p text:style-name="P19">TE201417</text:p>
          </table:table-cell>
          <table:table-cell table:style-name="Table1.A2" table:number-rows-spanned="7" office:value-type="string">
            <text:list text:style-name="L1">
              <text:list-item>
                <text:p text:style-name="P20">Mahasiswa mampu memahami konsep komunikasi data secara mandiri dan bertanggung jawab(C2, P1, A1)</text:p>
              </text:list-item>
              <text:list-item>
                <text:p text:style-name="P20">Mahasiswa mampu memahami konsep dan arsitektur protokol TCP/IP dan model OSI secara mandiri dan bertanggung jawab (C2, P1, A1)</text:p>
              </text:list-item>
              <text:list-item>
                <text:p text:style-name="P20">Mahasiswa mampu memahami konsep transmisi data secara mandiri dan bertanggung jawab (C2, P1, A1)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8">SEMESTER/ SKS</text:p>
          </table:table-cell>
          <table:table-cell table:style-name="Table1.A2" office:value-type="string">
            <text:p text:style-name="P17">4/2</text:p>
          </table:table-cell>
          <table:covered-table-cell table:style-name="Table1.A2"/>
        </table:table-row>
        <table:table-row table:style-name="Table1.1">
          <table:table-cell table:style-name="Table1.A2" office:value-type="string">
            <text:p text:style-name="P18">TANGGAL UJIAN </text:p>
          </table:table-cell>
          <table:table-cell table:style-name="Table1.A2" office:value-type="string">
            <text:p text:style-name="P17">22 Februari 2023</text:p>
          </table:table-cell>
          <table:covered-table-cell table:style-name="Table1.A2"/>
        </table:table-row>
        <table:table-row table:style-name="Table1.1">
          <table:table-cell table:style-name="Table1.A2" office:value-type="string">
            <text:p text:style-name="P18">WAKTU UJIAN</text:p>
          </table:table-cell>
          <table:table-cell table:style-name="Table1.A2" office:value-type="string">
            <text:p text:style-name="P18"/>
          </table:table-cell>
          <table:covered-table-cell table:style-name="Table1.A2"/>
        </table:table-row>
        <table:table-row table:style-name="Table1.1">
          <table:table-cell table:style-name="Table1.A2" office:value-type="string">
            <text:p text:style-name="P18">RUANG</text:p>
          </table:table-cell>
          <table:table-cell table:style-name="Table1.A2" office:value-type="string">
            <text:p text:style-name="P18"/>
          </table:table-cell>
          <table:covered-table-cell table:style-name="Table1.A2"/>
        </table:table-row>
        <table:table-row table:style-name="Table1.1">
          <table:table-cell table:style-name="Table1.A2" office:value-type="string">
            <text:p text:style-name="P18">JENIS UJIAN</text:p>
          </table:table-cell>
          <table:table-cell table:style-name="Table1.A2" office:value-type="string">
            <text:p text:style-name="P18"/>
          </table:table-cell>
          <table:covered-table-cell table:style-name="Table1.A2"/>
        </table:table-row>
        <table:table-row table:style-name="Table1.1">
          <table:table-cell table:style-name="Table1.A2" office:value-type="string">
            <text:p text:style-name="P18">DOSEN PENGAMPU</text:p>
          </table:table-cell>
          <table:table-cell table:style-name="Table1.A2" office:value-type="string">
            <text:p text:style-name="P17">Mifta Nur Farid, S.T., M.T.</text:p>
            <text:p text:style-name="P17">Riza Hadi Saputra, S.T., M.T</text:p>
          </table:table-cell>
          <table:covered-table-cell table:style-name="Table1.A2"/>
        </table:table-row>
      </table:table>
      <text:p text:style-name="P24"/>
      <text:p text:style-name="P22">Jawab soal-soal berikut ini secara baik dan benar.</text:p>
      <text:list xml:id="list2710552920" text:style-name="L4">
        <text:list-item>
          <text:p text:style-name="P23">Jelaskan model sederhana dari komunikasi data dalam diagram blok. Sertakan juga contoh dari suatu komunikasi.</text:p>
        </text:list-item>
        <text:list-item>
          <text:p text:style-name="P23">Sebutkan dan jelaskan tugas-tugas yang ada dalam komunikasi.</text:p>
        </text:list-item>
        <text:list-item>
          <text:p text:style-name="P23">Jelaskan perbedaan antara arsitektur protokol TCP/IP dan model OSI berdasarkan <text:span text:style-name="T7">layer-layer</text:span>-nya.</text:p>
        </text:list-item>
        <text:list-item>
          <text:p text:style-name="P23">Pasangkan tugas-tugas berikut sesuai <text:span text:style-name="T7">layer</text:span>-nya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419176452" text:style-name="L2">
              <text:list-item>
                <text:p text:style-name="P26">Data encryption</text:p>
              </text:list-item>
              <text:list-item>
                <text:p text:style-name="P26">Bit synchronization</text:p>
              </text:list-item>
              <text:list-item>
                <text:p text:style-name="P26">Media access control</text:p>
              </text:list-item>
              <text:list-item>
                <text:p text:style-name="P26">Routing</text:p>
              </text:list-item>
              <text:list-item>
                <text:p text:style-name="P26"><text:soft-page-break/>Login</text:p>
              </text:list-item>
              <text:list-item>
                <text:p text:style-name="P26">End-to-end connection of Required QOS </text:p>
              </text:list-item>
              <text:list-item>
                <text:p text:style-name="P26">Synchronization of dialogue</text:p>
              </text:list-item>
            </text:list>
          </table:table-cell>
          <table:table-cell table:style-name="Table2.A1" office:value-type="string">
            <text:list xml:id="list2737116981" text:style-name="L3">
              <text:list-item>
                <text:p text:style-name="P25">Session layer</text:p>
              </text:list-item>
              <text:list-item>
                <text:p text:style-name="P25">Network layer</text:p>
              </text:list-item>
              <text:list-item>
                <text:p text:style-name="P25">Physical layer</text:p>
              </text:list-item>
              <text:list-item>
                <text:p text:style-name="P25">Data link layer</text:p>
              </text:list-item>
              <text:list-item>
                <text:p text:style-name="P25"><text:soft-page-break/>Presentation layer</text:p>
              </text:list-item>
              <text:list-item>
                <text:p text:style-name="P25">Application layer</text:p>
              </text:list-item>
              <text:list-item>
                <text:p text:style-name="P25">Transport layer</text:p>
              </text:list-item>
            </text:list>
          </table:table-cell>
        </table:table-row>
      </table:table>
      <text:p text:style-name="P22"/>
      <text:list xml:id="list94101279887233" text:continue-list="list2710552920" text:style-name="L4">
        <text:list-item>
          <text:p text:style-name="P2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136cm" fo:margin-top="0cm" fo:margin-bottom="0cm" fo:break-before="auto" fo:break-after="auto" table:align="center" style:writing-mode="lr-tb"/>
    </style:style>
    <style:style style:name="Table3.A" style:family="table-column">
      <style:table-column-properties style:column-width="3.831cm"/>
    </style:style>
    <style:style style:name="Table3.B" style:family="table-column">
      <style:table-column-properties style:column-width="8.225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0.489cm"/>
    </style:style>
    <style:style style:name="Table3.E" style:family="table-column">
      <style:table-column-properties style:column-width="2.686cm"/>
    </style:style>
    <style:style style:name="Table3.1" style:family="table-row">
      <style:table-row-properties style:min-row-height="0.035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4" style:family="table">
      <style:table-properties style:width="17.136cm" fo:margin-top="0cm" fo:margin-bottom="0cm" fo:break-before="auto" fo:break-after="auto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7.59cm"/>
    </style:style>
    <style:style style:name="Table4.C" style:family="table-column">
      <style:table-column-properties style:column-width="2.062cm"/>
    </style:style>
    <style:style style:name="Table4.D" style:family="table-column">
      <style:table-column-properties style:column-width="0.965cm"/>
    </style:style>
    <style:style style:name="Table4.E" style:family="table-column">
      <style:table-column-properties style:column-width="2.688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officeooo:rsid="001864f4" officeooo:paragraph-rsid="001864f4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MP5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  <style:text-properties style:font-name="Liberation Serif"/>
    </style:style>
    <style:style style:name="MP8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MP12" style:family="paragraph" style:parent-style-name="Standard">
      <style:paragraph-properties fo:margin-top="0cm" fo:margin-bottom="0cm" style:contextual-spacing="false" fo:line-height="100%"/>
    </style:style>
    <style:style style:name="MP13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MP14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MP15" style:family="paragraph" style:parent-style-name="Standard">
      <style:text-properties style:font-name="Liberation Serif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size="12pt" fo:font-weight="bold" style:font-size-asian="12pt" style:font-weight-asian="bold" style:font-size-complex="12pt"/>
    </style:style>
    <style:style style:name="MT3" style:family="text">
      <style:text-properties fo:font-size="12pt" fo:font-weight="bold" officeooo:rsid="001864f4" style:font-size-asian="12pt" style:font-weight-asian="bold" style:font-size-complex="12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1864f4" style:font-size-asian="11pt" style:font-weight-asian="bold" style:font-size-complex="11pt"/>
    </style:style>
    <style:style style:name="MT6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2"><draw:frame draw:style-name="Mfr1" draw:name="image1.png" text:anchor-type="as-char" svg:width="2.323cm" svg:height="1.506cm" draw:z-index="1"><draw:image xlink:href="Pictures/1000000100000155000000DDEAA7A00DE42DB67A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3"><text:span text:style-name="MT1">TUGAS 1<text:line-break/>KOMUNIKASI DATA</text:span></text:p>
              <text:p text:style-name="MP4"><text:span text:style-name="MT2">PROGRAM STUDI </text:span><text:span text:style-name="MT3">TEKNIK ELEKTRO</text:span></text:p>
              <text:p text:style-name="MP4"><text:span text:style-name="MT4">Sem</text:span><text:span text:style-name="MT5">e</text:span><text:span text:style-name="MT4">ster </text:span><text:span text:style-name="MT5">Genap </text:span><text:span text:style-name="MT4">Tahun </text:span><text:span text:style-name="MT5">A</text:span><text:span text:style-name="MT4">jaran </text:span><text:span text:style-name="MT5">2022-2023</text:span></text:p>
            </table:table-cell>
            <table:table-cell table:style-name="Table3.C1" office:value-type="string">
              <text:p text:style-name="MP5">No. Dok.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6"/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5">Tgl. Terbit</text:p>
            </table:table-cell>
            <table:table-cell table:style-name="Table3.D1" office:value-type="string">
              <text:p text:style-name="MP5">: </text:p>
            </table:table-cell>
            <table:table-cell table:style-name="Table3.E1" office:value-type="string">
              <text:p text:style-name="MP5">dd/mm/yyyy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7">No. Revisi 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00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5">Hal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1/2</text:p>
            </table:table-cell>
          </table:table-row>
        </table:table>
        <text:p text:style-name="MP8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2"><draw:frame draw:style-name="Mfr2" draw:name="Image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9">SILABUS</text:p>
              <text:p text:style-name="MP10"><text:span text:style-name="MT2">PROGRAM STUDI </text:span><text:span text:style-name="MT6">XXXXX</text:span></text:p>
              <text:p text:style-name="MP11">Tahun ajaran 2020 - 2025</text:p>
            </table:table-cell>
            <table:table-cell table:style-name="Table4.C1" office:value-type="string">
              <text:p text:style-name="MP12">No. Dok.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3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2">Tgl. Terbit</text:p>
            </table:table-cell>
            <table:table-cell table:style-name="Table4.D1" office:value-type="string">
              <text:p text:style-name="MP12">: </text:p>
            </table:table-cell>
            <table:table-cell table:style-name="Table4.E1" office:value-type="string">
              <text:p text:style-name="MP12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4">No. Revisi 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2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2">Hal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2">1/2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4.5.1$Linux_X86_64 LibreOffice_project/40$Build-1</meta:generator>
    <dc:date>2023-02-21T09:40:59.824909945</dc:date>
    <meta:editing-duration>PT1H20M16S</meta:editing-duration>
    <meta:editing-cycles>2</meta:editing-cycles>
    <meta:document-statistic meta:table-count="4" meta:image-count="2" meta:object-count="0" meta:page-count="2" meta:paragraph-count="68" meta:word-count="235" meta:character-count="1445" meta:non-whitespace-character-count="1291"/>
  </office:meta>
</office:document-meta>
</file>